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1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Mincho" svg:font-family="IPAPMincho" style:font-family-generic="system" style:font-pitch="variable"/>
    <style:font-face style:name="TakaoPGothic" svg:font-family="TakaoPGothic" style:font-family-generic="system" style:font-pitch="variable"/>
    <style:font-face style:name="Tibetan Machine Uni" svg:font-family="'Tibetan Machine Un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067d" officeooo:paragraph-rsid="0017067d" style:font-weight-asian="bold" style:font-weight-complex="bold"/>
    </style:style>
    <style:style style:name="P2" style:family="paragraph" style:parent-style-name="Standard">
      <style:text-properties officeooo:rsid="0017067d" officeooo:paragraph-rsid="0017067d"/>
    </style:style>
    <style:style style:name="P3" style:family="paragraph" style:parent-style-name="Standard">
      <style:text-properties fo:color="#990066" officeooo:rsid="0017067d" officeooo:paragraph-rsid="0017067d"/>
    </style:style>
    <style:style style:name="P4" style:family="paragraph" style:parent-style-name="Standard">
      <style:text-properties fo:color="#009900" officeooo:rsid="0017067d" officeooo:paragraph-rsid="0017067d"/>
    </style:style>
    <style:style style:name="P5" style:family="paragraph" style:parent-style-name="Standard">
      <style:text-properties fo:color="#009900" fo:font-weight="bold" officeooo:rsid="00198ae6" officeooo:paragraph-rsid="00198ae6" style:font-weight-asian="bold" style:font-weight-complex="bold"/>
    </style:style>
    <style:style style:name="P6" style:family="paragraph" style:parent-style-name="Standard">
      <style:text-properties fo:color="#009900" fo:font-weight="normal" officeooo:rsid="001aec3e" officeooo:paragraph-rsid="001aec3e" style:font-weight-asian="normal" style:font-weight-complex="normal"/>
    </style:style>
    <style:style style:name="P7" style:family="paragraph" style:parent-style-name="Standard">
      <style:text-properties fo:color="#009900" fo:font-weight="normal" officeooo:rsid="00198ae6" officeooo:paragraph-rsid="00198ae6" style:font-weight-asian="normal" style:font-weight-complex="normal"/>
    </style:style>
    <style:style style:name="P8" style:family="paragraph" style:parent-style-name="Standard">
      <style:text-properties fo:color="#000000" fo:font-weight="bold" officeooo:rsid="00198ae6" officeooo:paragraph-rsid="00198ae6" style:font-weight-asian="bold" style:font-weight-complex="bold"/>
    </style:style>
    <style:style style:name="P9" style:family="paragraph" style:parent-style-name="Standard">
      <style:text-properties fo:color="#000000" fo:font-weight="bold" officeooo:rsid="001ce93d" officeooo:paragraph-rsid="001ce93d" style:font-weight-asian="bold" style:font-weight-complex="bold"/>
    </style:style>
    <style:style style:name="P10" style:family="paragraph" style:parent-style-name="Standard">
      <style:text-properties fo:color="#ff3399" fo:font-weight="bold" officeooo:rsid="001b3510" officeooo:paragraph-rsid="001b3510" style:font-weight-asian="bold" style:font-weight-complex="bold"/>
    </style:style>
    <style:style style:name="P11" style:family="paragraph" style:parent-style-name="Standard">
      <style:text-properties fo:color="#ff3399" fo:font-weight="bold" officeooo:rsid="001ce93d" officeooo:paragraph-rsid="001ce93d" style:font-weight-asian="bold" style:font-weight-complex="bold"/>
    </style:style>
    <style:style style:name="P12" style:family="paragraph" style:parent-style-name="Standard">
      <style:text-properties fo:color="#ff3399" fo:font-weight="bold" officeooo:rsid="001ce93d" officeooo:paragraph-rsid="0024b726" style:font-weight-asian="bold" style:font-weight-complex="bold"/>
    </style:style>
    <style:style style:name="P13" style:family="paragraph" style:parent-style-name="Standard">
      <style:text-properties fo:color="#006666" fo:font-weight="bold" officeooo:rsid="001ce93d" officeooo:paragraph-rsid="001ce93d" style:font-weight-asian="bold" style:font-weight-complex="bold"/>
    </style:style>
    <style:style style:name="P14" style:family="paragraph" style:parent-style-name="Standard">
      <style:text-properties fo:color="#006666" fo:font-weight="bold" officeooo:rsid="001ce93d" officeooo:paragraph-rsid="0022b5cb" style:font-weight-asian="bold" style:font-weight-complex="bold"/>
    </style:style>
    <style:style style:name="P15" style:family="paragraph" style:parent-style-name="Standard">
      <style:text-properties fo:color="#006666" fo:font-weight="bold" officeooo:rsid="001d0f8a" officeooo:paragraph-rsid="001d0f8a" style:font-weight-asian="bold" style:font-weight-complex="bold"/>
    </style:style>
    <style:style style:name="P16" style:family="paragraph" style:parent-style-name="Standard">
      <style:text-properties fo:color="#006666" fo:font-weight="bold" officeooo:rsid="001d0f8a" officeooo:paragraph-rsid="0022b5cb" style:font-weight-asian="bold" style:font-weight-complex="bold"/>
    </style:style>
    <style:style style:name="P17" style:family="paragraph" style:parent-style-name="Standard">
      <style:text-properties fo:color="#006666" fo:font-weight="bold" officeooo:rsid="0022b5cb" officeooo:paragraph-rsid="0022b5cb" style:font-weight-asian="bold" style:font-weight-complex="bold"/>
    </style:style>
    <style:style style:name="P18" style:family="paragraph" style:parent-style-name="Standard">
      <style:text-properties fo:color="#006666" fo:font-weight="bold" officeooo:rsid="0027e795" officeooo:paragraph-rsid="0027e795" style:font-weight-asian="bold" style:font-weight-complex="bold"/>
    </style:style>
    <style:style style:name="P19" style:family="paragraph" style:parent-style-name="Standard">
      <style:text-properties fo:color="#006666" fo:font-weight="normal" officeooo:rsid="001d0f8a" officeooo:paragraph-rsid="001d0f8a" style:font-weight-asian="normal" style:font-weight-complex="normal"/>
    </style:style>
    <style:style style:name="P20" style:family="paragraph" style:parent-style-name="Standard">
      <style:text-properties fo:color="#006666" fo:font-weight="normal" officeooo:rsid="00198ae6" officeooo:paragraph-rsid="00198ae6" style:font-weight-asian="normal" style:font-weight-complex="normal"/>
    </style:style>
    <style:style style:name="P21" style:family="paragraph" style:parent-style-name="Standard">
      <style:text-properties fo:color="#666666" officeooo:rsid="00198ae6" officeooo:paragraph-rsid="00198ae6"/>
    </style:style>
    <style:style style:name="P22" style:family="paragraph" style:parent-style-name="Standard">
      <style:text-properties fo:color="#666666" fo:font-weight="bold" officeooo:rsid="00198ae6" officeooo:paragraph-rsid="00198ae6" style:font-weight-asian="bold" style:font-weight-complex="bold"/>
    </style:style>
    <style:style style:name="P23" style:family="paragraph" style:parent-style-name="Standard">
      <style:text-properties fo:color="#990000" officeooo:rsid="0017067d" officeooo:paragraph-rsid="0017067d"/>
    </style:style>
    <style:style style:name="P24" style:family="paragraph" style:parent-style-name="Standard">
      <style:text-properties fo:color="#990000" fo:font-weight="bold" officeooo:rsid="00198ae6" officeooo:paragraph-rsid="00198ae6" style:font-weight-asian="bold" style:font-weight-complex="bold"/>
    </style:style>
    <style:style style:name="P25" style:family="paragraph" style:parent-style-name="Standard">
      <style:text-properties fo:color="#990000" fo:font-weight="bold" officeooo:rsid="001aec3e" officeooo:paragraph-rsid="001aec3e" style:font-weight-asian="bold" style:font-weight-complex="bold"/>
    </style:style>
    <style:style style:name="P26" style:family="paragraph" style:parent-style-name="Standard">
      <style:text-properties fo:color="#990000" fo:font-weight="bold" officeooo:rsid="001ce93d" officeooo:paragraph-rsid="001ce93d" style:font-weight-asian="bold" style:font-weight-complex="bold"/>
    </style:style>
    <style:style style:name="P27" style:family="paragraph" style:parent-style-name="Standard">
      <style:text-properties fo:color="#990000" fo:font-weight="bold" officeooo:rsid="0022b5cb" officeooo:paragraph-rsid="0022b5cb" style:font-weight-asian="bold" style:font-weight-complex="bold"/>
    </style:style>
    <style:style style:name="P28" style:family="paragraph" style:parent-style-name="Standard">
      <style:text-properties fo:color="#990000" fo:font-weight="bold" officeooo:rsid="001d0f8a" officeooo:paragraph-rsid="0022b5cb" style:font-weight-asian="bold" style:font-weight-complex="bold"/>
    </style:style>
    <style:style style:name="P29" style:family="paragraph" style:parent-style-name="Standard">
      <style:text-properties fo:color="#990000" officeooo:rsid="002101ab" officeooo:paragraph-rsid="002101ab"/>
    </style:style>
    <style:style style:name="P30" style:family="paragraph" style:parent-style-name="Standard">
      <style:text-properties fo:color="#990000" fo:font-weight="normal" officeooo:rsid="001d0f8a" officeooo:paragraph-rsid="0022e080" style:font-weight-asian="normal" style:font-weight-complex="normal"/>
    </style:style>
    <style:style style:name="P31" style:family="paragraph" style:parent-style-name="Standard">
      <style:text-properties fo:color="#990000" fo:font-weight="normal" officeooo:rsid="0022e080" officeooo:paragraph-rsid="0022e080" style:font-weight-asian="normal" style:font-weight-complex="normal"/>
    </style:style>
    <style:style style:name="P32" style:family="paragraph" style:parent-style-name="Standard">
      <style:text-properties fo:color="#990000" fo:font-weight="bold" officeooo:rsid="00198ae6" officeooo:paragraph-rsid="00198ae6" style:font-weight-asian="bold" style:font-weight-complex="bold"/>
    </style:style>
    <style:style style:name="P33" style:family="paragraph" style:parent-style-name="Standard">
      <style:text-properties fo:color="#990000" fo:font-weight="bold" officeooo:rsid="002cdb6f" officeooo:paragraph-rsid="002cdb6f" style:font-weight-asian="bold" style:font-weight-complex="bold"/>
    </style:style>
    <style:style style:name="P34" style:family="paragraph" style:parent-style-name="Standard">
      <style:text-properties fo:color="#990000" fo:font-weight="bold" officeooo:rsid="002d9fdc" officeooo:paragraph-rsid="002d9fdc" style:font-weight-asian="bold" style:font-weight-complex="bold"/>
    </style:style>
    <style:style style:name="P35" style:family="paragraph" style:parent-style-name="Standard">
      <style:text-properties fo:color="#990000" fo:font-weight="bold" officeooo:rsid="002fa8a8" officeooo:paragraph-rsid="002fa8a8" style:font-weight-asian="bold" style:font-weight-complex="bold"/>
    </style:style>
    <style:style style:name="P36" style:family="paragraph" style:parent-style-name="Standard">
      <style:text-properties fo:color="#990000" fo:font-weight="normal" officeooo:rsid="001d0f8a" officeooo:paragraph-rsid="0028e63f" style:font-weight-asian="normal" style:font-weight-complex="normal"/>
    </style:style>
    <style:style style:name="P37" style:family="paragraph" style:parent-style-name="Standard">
      <style:text-properties fo:color="#990000" fo:font-weight="normal" officeooo:rsid="0028e63f" officeooo:paragraph-rsid="0028e63f" style:font-weight-asian="normal" style:font-weight-complex="normal"/>
    </style:style>
    <style:style style:name="P38" style:family="paragraph" style:parent-style-name="Standard">
      <style:text-properties fo:color="#990000" fo:font-weight="normal" officeooo:rsid="002a4eae" officeooo:paragraph-rsid="002a4eae" style:font-weight-asian="normal" style:font-weight-complex="normal"/>
    </style:style>
    <style:style style:name="P39" style:family="paragraph" style:parent-style-name="Standard">
      <style:text-properties fo:color="#990000" fo:font-weight="normal" officeooo:rsid="002a4eae" officeooo:paragraph-rsid="002c3e72" style:font-weight-asian="normal" style:font-weight-complex="normal"/>
    </style:style>
    <style:style style:name="P40" style:family="paragraph" style:parent-style-name="Standard">
      <style:text-properties fo:color="#990000" fo:font-weight="normal" officeooo:rsid="002c3e72" officeooo:paragraph-rsid="002cdb6f" style:font-weight-asian="normal" style:font-weight-complex="normal"/>
    </style:style>
    <style:style style:name="P41" style:family="paragraph" style:parent-style-name="Standard">
      <style:text-properties fo:color="#000000" fo:font-weight="bold" officeooo:rsid="0028e63f" officeooo:paragraph-rsid="0028e63f" style:font-weight-asian="bold" style:font-weight-complex="bold"/>
    </style:style>
    <style:style style:name="P42" style:family="paragraph" style:parent-style-name="Standard">
      <style:text-properties fo:color="#000000" fo:font-weight="bold" officeooo:rsid="0027e795" officeooo:paragraph-rsid="0027e795" style:font-weight-asian="bold" style:font-weight-complex="bold"/>
    </style:style>
    <style:style style:name="P43" style:family="paragraph" style:parent-style-name="Standard">
      <style:text-properties fo:color="#006666" fo:font-weight="bold" officeooo:rsid="001ce93d" officeooo:paragraph-rsid="0028e63f" style:font-weight-asian="bold" style:font-weight-complex="bold"/>
    </style:style>
    <style:style style:name="P44" style:family="paragraph" style:parent-style-name="Standard">
      <style:text-properties fo:color="#006666" fo:font-weight="bold" officeooo:rsid="001ce93d" officeooo:paragraph-rsid="002ea93e" style:font-weight-asian="bold" style:font-weight-complex="bold"/>
    </style:style>
    <style:style style:name="P45" style:family="paragraph" style:parent-style-name="Standard">
      <style:text-properties fo:color="#006666" fo:font-weight="bold" officeooo:rsid="001ce93d" officeooo:paragraph-rsid="002fa8a8" style:font-weight-asian="bold" style:font-weight-complex="bold"/>
    </style:style>
    <style:style style:name="P46" style:family="paragraph" style:parent-style-name="Standard">
      <style:text-properties fo:color="#006666" fo:font-weight="bold" officeooo:rsid="002f5f30" officeooo:paragraph-rsid="002f5f30" style:font-weight-asian="bold" style:font-weight-complex="bold"/>
    </style:style>
    <style:style style:name="P47" style:family="paragraph" style:parent-style-name="Standard">
      <style:text-properties fo:color="#006666" fo:font-weight="bold" officeooo:rsid="002fa8a8" officeooo:paragraph-rsid="002fa8a8" style:font-weight-asian="bold" style:font-weight-complex="bold"/>
    </style:style>
    <style:style style:name="P48" style:family="paragraph" style:parent-style-name="Standard">
      <style:text-properties fo:color="#ff3399" fo:font-weight="bold" officeooo:rsid="0028e63f" officeooo:paragraph-rsid="0028e63f" style:font-weight-asian="bold" style:font-weight-complex="bold"/>
    </style:style>
    <style:style style:name="P49" style:family="paragraph" style:parent-style-name="Standard">
      <style:text-properties fo:color="#666666" fo:font-weight="bold" officeooo:rsid="0028e63f" officeooo:paragraph-rsid="0028e63f" style:font-weight-asian="bold" style:font-weight-complex="bold"/>
    </style:style>
    <style:style style:name="P50" style:family="paragraph" style:parent-style-name="Standard">
      <style:text-properties fo:color="#666666" fo:font-weight="bold" officeooo:rsid="002f5f30" officeooo:paragraph-rsid="002f5f30" style:font-weight-asian="bold" style:font-weight-complex="bold"/>
    </style:style>
    <style:style style:name="P51" style:family="paragraph" style:parent-style-name="Standard">
      <style:text-properties fo:color="#666666" fo:font-weight="bold" officeooo:rsid="002fa8a8" officeooo:paragraph-rsid="002fa8a8" style:font-weight-asian="bold" style:font-weight-complex="bold"/>
    </style:style>
    <style:style style:name="P52" style:family="paragraph" style:parent-style-name="Standard">
      <style:text-properties fo:color="#663300" fo:font-weight="normal" officeooo:rsid="0028e63f" officeooo:paragraph-rsid="0028e63f" style:font-weight-asian="normal" style:font-weight-complex="normal"/>
    </style:style>
    <style:style style:name="P53" style:family="paragraph" style:parent-style-name="Standard">
      <style:text-properties fo:color="#cc9900" fo:font-weight="normal" officeooo:rsid="002c3e72" officeooo:paragraph-rsid="002c3e72" style:font-weight-asian="normal" style:font-weight-complex="normal"/>
    </style:style>
    <style:style style:name="P54" style:family="paragraph" style:parent-style-name="Standard">
      <style:text-properties fo:color="#cc9900" fo:font-weight="bold" officeooo:rsid="002f5f30" officeooo:paragraph-rsid="002f5f30" style:font-weight-asian="bold" style:font-weight-complex="bold"/>
    </style:style>
    <style:style style:name="T1" style:family="text">
      <style:text-properties fo:color="#006666"/>
    </style:style>
    <style:style style:name="T2" style:family="text">
      <style:text-properties fo:color="#006666" officeooo:rsid="0017ceca"/>
    </style:style>
    <style:style style:name="T3" style:family="text">
      <style:text-properties fo:color="#ff3300"/>
    </style:style>
    <style:style style:name="T4" style:family="text">
      <style:text-properties fo:color="#ff3300" officeooo:rsid="0017ceca"/>
    </style:style>
    <style:style style:name="T5" style:family="text">
      <style:text-properties fo:color="#990000"/>
    </style:style>
    <style:style style:name="T6" style:family="text">
      <style:text-properties fo:color="#990000" officeooo:rsid="0017ceca"/>
    </style:style>
    <style:style style:name="T7" style:family="text">
      <style:text-properties fo:color="#990000" fo:font-weight="bold" style:font-weight-asian="bold" style:font-weight-complex="bold"/>
    </style:style>
    <style:style style:name="T8" style:family="text">
      <style:text-properties fo:color="#ff3399"/>
    </style:style>
    <style:style style:name="T9" style:family="text">
      <style:text-properties fo:color="#ff3399" officeooo:rsid="0017ceca"/>
    </style:style>
    <style:style style:name="T10" style:family="text">
      <style:text-properties officeooo:rsid="0017cec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b5cb" style:font-weight-asian="bold" style:font-weight-complex="bold"/>
    </style:style>
    <style:style style:name="T13" style:family="text">
      <style:text-properties fo:font-weight="bold" officeooo:rsid="0022e080" style:font-weight-asian="bold" style:font-weight-complex="bold"/>
    </style:style>
    <style:style style:name="T14" style:family="text">
      <style:text-properties fo:font-weight="bold" officeooo:rsid="0024b726" style:font-weight-asian="bold" style:font-weight-complex="bold"/>
    </style:style>
    <style:style style:name="T15" style:family="text">
      <style:text-properties fo:font-weight="bold" officeooo:rsid="002c3e72" style:font-weight-asian="bold" style:font-weight-complex="bold"/>
    </style:style>
    <style:style style:name="T16" style:family="text">
      <style:text-properties fo:font-weight="bold" officeooo:rsid="002a4eae" style:font-weight-asian="bold" style:font-weight-complex="bold"/>
    </style:style>
    <style:style style:name="T17" style:family="text">
      <style:text-properties fo:font-weight="bold" officeooo:rsid="002cdb6f" style:font-weight-asian="bold" style:font-weight-complex="bold"/>
    </style:style>
    <style:style style:name="T18" style:family="text">
      <style:text-properties fo:color="#666666"/>
    </style:style>
    <style:style style:name="T19" style:family="text">
      <style:text-properties fo:color="#666666" officeooo:rsid="0017ceca"/>
    </style:style>
    <style:style style:name="T20" style:family="text">
      <style:text-properties officeooo:rsid="0022b5cb"/>
    </style:style>
    <style:style style:name="T21" style:family="text">
      <style:text-properties fo:color="#000000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2e080"/>
    </style:style>
    <style:style style:name="T26" style:family="text">
      <style:text-properties officeooo:rsid="0024b726"/>
    </style:style>
    <style:style style:name="T27" style:family="text">
      <style:text-properties officeooo:rsid="0028e63f"/>
    </style:style>
    <style:style style:name="T28" style:family="text">
      <style:text-properties officeooo:rsid="001ce93d"/>
    </style:style>
    <style:style style:name="T29" style:family="text">
      <style:text-properties officeooo:rsid="002a4eae"/>
    </style:style>
    <style:style style:name="T30" style:family="text">
      <style:text-properties officeooo:rsid="002c3e72"/>
    </style:style>
    <style:style style:name="T31" style:family="text">
      <style:text-properties officeooo:rsid="002cdb6f"/>
    </style:style>
    <style:style style:name="T32" style:family="text">
      <style:text-properties officeooo:rsid="002d83bf"/>
    </style:style>
    <style:style style:name="T33" style:family="text">
      <style:text-properties officeooo:rsid="002ea93e"/>
    </style:style>
    <style:style style:name="T34" style:family="text">
      <style:text-properties officeooo:rsid="002fa8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ding- page – strategy</text:p>
      <text:p text:style-name="P2"/>
      <text:p text:style-name="P1"><text:span text:style-name="T10">F</text:span>irst step </text:p>
      <text:p text:style-name="P1"/>
      <text:p text:style-name="P2"><text:span text:style-name="T19">1. </text:span><text:span text:style-name="T18">index.html 86 lines <text:s/></text:span><text:span text:style-name="T2">2.</text:span><text:span text:style-name="T1">gulpfile.js 2 require lines</text:span> <text:span text:style-name="T4">3.</text:span><text:span text:style-name="T3">watch.js 27 lines (3lines closed)</text:span></text:p>
      <text:p text:style-name="P2"/>
      <text:p text:style-name="P3"><text:span text:style-name="T10">4.</text:span>styles.js 12 lines (6 require lines /4 gulp.task lines) <text:s/></text:p>
      <text:p text:style-name="P4"/>
      <text:p text:style-name="P4"><text:span text:style-name="T9">5.</text:span><text:span text:style-name="T8">styles.css 2 import lines</text:span> <text:span text:style-name="T10">6.</text:span>_global.css zero lines yet <text:s/><text:span text:style-name="T6">7.</text:span><text:span text:style-name="T5">_large-hero 3 lines </text:span></text:p>
      <text:p text:style-name="P23"/>
      <text:p text:style-name="P23"/>
      <text:p text:style-name="P29"><text:s/>gulp watch error </text:p>
      <text:p text:style-name="P29">.on('error', function(errorInfo) {</text:p>
      <text:p text:style-name="P29"><text:s text:c="2"/>console.log(errorInfo.toString());</text:p>
      <text:p text:style-name="P29"><text:s text:c="5"/>this.emit('end');</text:p>
      <text:p text:style-name="P29"><text:s text:c="3"/>})</text:p>
      <text:p text:style-name="P8">Second step </text:p>
      <text:p text:style-name="P24"/>
      <text:p text:style-name="P21">add a new line to<text:span text:style-name="T11"> index.html </text:span></text:p>
      <text:p text:style-name="P22"><text:s/>&lt;link rel="stylesheet" href="temp/styles/styles.css"&gt;</text:p>
      <text:p text:style-name="P5"/>
      <text:p text:style-name="P7">add new 9 lines <text:s/>to <text:span text:style-name="T11">_global.css</text:span></text:p>
      <text:p text:style-name="P7"/>
      <text:p text:style-name="P7"><text:span text:style-name="T11">body</text:span> { <text:s text:c="55"/><text:span text:style-name="T11"><text:s/>img</text:span> { <text:s text:c="14"/></text:p>
      <text:p text:style-name="P7"><text:s text:c="2"/>font-family: 'Roboto' sans-serif; <text:s text:c="11"/>max-width: 100%; <text:s text:c="5"/></text:p>
      <text:p text:style-name="P7"><text:s text:c="2"/></text:p>
      <text:p text:style-name="P7"><text:s text:c="2"/>color: #333; <text:s text:c="45"/>height: auto;</text:p>
      <text:p text:style-name="P5">} <text:s text:c="66"/>}</text:p>
      <text:p text:style-name="P24"/>
      <text:p text:style-name="P6"><text:span text:style-name="T5">add <text:s/>35 new lines to </text:span><text:span text:style-name="T7">_large-hero.css </text:span><text:span text:style-name="T5"><text:s/>and made new classes </text:span></text:p>
      <text:p text:style-name="P25">text-content – title – subtitle – description </text:p>
      <text:p text:style-name="P24"><text:s/></text:p>
      <text:p text:style-name="P24"/>
      <text:p text:style-name="P10">@import “normalize.css” to styles.css</text:p>
      <text:p text:style-name="P24"/>
      <text:p text:style-name="P8"/>
      <text:p text:style-name="P9">third step </text:p>
      <text:p text:style-name="P26"/>
      <text:p text:style-name="P13">creat new file in app/assets/styles/modules <text:s/>named _btn.css </text:p>
      <text:p text:style-name="P11">@import "modules/_btn"; to styles.css</text:p>
      <text:p text:style-name="P20"/>
      <text:p text:style-name="P19">modify three lines in html give them class names </text:p>
      <text:p text:style-name="P19">16 btn <text:s text:c="4"/>32 btn btn—orange btn—large <text:s text:c="2"/>89 btn –orange <text:s/></text:p>
      <text:p text:style-name="P20"/>
      <text:p text:style-name="P15">add 15 new lines to _btn.css </text:p>
      <text:p text:style-name="P19"><text:s text:c="2"/>background-color: #2f5572; color: #FFF; text-decoration: none; padding: .75rem 1.2rem;</text:p>
      <text:p text:style-name="P19"><text:s text:c="2"/>display: inline-block;</text:p>
      <text:p text:style-name="P15"/>
      <text:p text:style-name="P15">then hit save and check the terminal if gulp watch did it’s works very important</text:p>
      <text:p text:style-name="P15"><text:soft-page-break/><text:s/></text:p>
      <text:p text:style-name="P15">and create two new rules </text:p>
      <text:p text:style-name="P15">&amp;--orange <text:s text:c="2"/>background-color: #d59542; <text:s/></text:p>
      <text:p text:style-name="P15">&amp;--large <text:s text:c="3"/>padding: 1.1rem 1.9rem;</text:p>
      <text:p text:style-name="P5"/>
      <text:p text:style-name="P8"/>
      <text:p text:style-name="P27"><text:span text:style-name="T21">Forth step</text:span> </text:p>
      <text:p text:style-name="P12"/>
      <text:p text:style-name="P17"><text:span text:style-name="T24">.modify</text:span> gulp.js <text:span text:style-name="T24"><text:s/>import mixins and change line 11 .pipe (postcss( [cssImport</text:span>, <text:span text:style-name="T22">→</text:span><text:span text:style-name="T23"> mixins</text:span>, <text:s text:c="4"/><text:span text:style-name="T24">ccsvars</text:span>, <text:span text:style-name="T24"><text:s/></text:span></text:p>
      <text:p text:style-name="P17"/>
      <text:p text:style-name="P17">.mixins = require('postcss-mixins');</text:p>
      <text:p text:style-name="P14"/>
      <text:p text:style-name="P14">.creat new file in app/assets/styles/<text:span text:style-name="T20">base</text:span> <text:s/>named <text:s/>_<text:span text:style-name="T20">mixins</text:span>.css </text:p>
      <text:p text:style-name="P14"/>
      <text:p text:style-name="P12">@import "<text:span text:style-name="T26">base</text:span>/_<text:span text:style-name="T26">mixins</text:span>"; to styles.css <text:span text:style-name="T26">on the <text:s/>third line </text:span></text:p>
      <text:p text:style-name="P14"/>
      <text:p text:style-name="P16">add 1<text:span text:style-name="T20">8 </text:span>new lines to _<text:span text:style-name="T26">mixins.css</text:span></text:p>
      <text:p text:style-name="P16"/>
      <text:p text:style-name="P28"/>
      <text:p text:style-name="P30">add 1<text:span text:style-name="T26">2 </text:span>new lines to<text:span text:style-name="T11"> _</text:span><text:span text:style-name="T14">large-hero</text:span><text:span text:style-name="T12">.css <text:s text:c="2"/></text:span></text:p>
      <text:p text:style-name="P31">modify the <text:span text:style-name="T11">title element </text:span><text:s/>for small screens </text:p>
      <text:p text:style-name="P30"><text:span text:style-name="T25">on</text:span><text:span text:style-name="T13"> 18-20</text:span><text:span text:style-name="T25"> mixin atSmall <text:s/></text:span><text:span text:style-name="T13">22-24</text:span><text:span text:style-name="T25"> mixin atMedium </text:span><text:span text:style-name="T13">26-28 </text:span><text:span text:style-name="T25">mixin atLarge </text:span></text:p>
      <text:p text:style-name="P31"/>
      <text:p text:style-name="P31">modify the <text:span text:style-name="T11">subtitle element</text:span> same story </text:p>
      <text:p text:style-name="P30"><text:span text:style-name="T20">on </text:span><text:span text:style-name="T12">38 -40 </text:span><text:span text:style-name="T20"><text:s/>mixin atSmall </text:span></text:p>
      <text:p text:style-name="P16"/>
      <text:p text:style-name="P42">F<text:span text:style-name="T27">orth </text:span>step <text:s/><text:span text:style-name="T27">B</text:span></text:p>
      <text:p text:style-name="P18"/>
      <text:p text:style-name="P18">Create responsive images </text:p>
      <text:p text:style-name="P18"/>
      <text:p text:style-name="P18">add 5 new lines and modify 1 line to index.html</text:p>
      <text:p text:style-name="P18"/>
      <text:p text:style-name="P18">delete the image line on line 27 the replace it with &lt;picture&gt;&lt;/picture&gt;</text:p>
      <text:p text:style-name="P18">large-hero text content from line 28 relocate it a couple of lines down on line 35 </text:p>
      <text:p text:style-name="P16"/>
      <text:p text:style-name="P14"/>
      <text:p text:style-name="P2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Forth step <text:s/>C</text:p>
      <text:p text:style-name="P41"/>
      <text:p text:style-name="P41"/>
      <text:p text:style-name="P43">.creat new file in app/assets/styles/<text:span text:style-name="T27">modules</text:span> named <text:s/>_<text:span text:style-name="T27">wrapper.css</text:span></text:p>
      <text:p text:style-name="P43"/>
      <text:p text:style-name="P43"/>
      <text:p text:style-name="P48">@import "modules/_wrapper";<text:span text:style-name="T28"> to styles.css </text:span></text:p>
      <text:p text:style-name="P48"/>
      <text:p text:style-name="P49">in index.html modify the large-hero text-content in a wrapper div </text:p>
      <text:p text:style-name="P48"/>
      <text:p text:style-name="P41"/>
      <text:p text:style-name="P36"><text:span text:style-name="T27">changes </text:span><text:s/>lines to<text:span text:style-name="T11"> _</text:span><text:span text:style-name="T14">large-hero</text:span><text:span text:style-name="T12">.css <text:s/></text:span></text:p>
      <text:p text:style-name="P36"><text:span text:style-name="T12"/></text:p>
      <text:p text:style-name="P37">change <text:span text:style-name="T20">f</text:span>ont-sizes title subtitle and description </text:p>
      <text:p text:style-name="P52"/>
      <text:p text:style-name="P53">add 3 new lines <text:s/>15-17 <text:span text:style-name="T11">_btn.css <text:s text:c="2"/></text:span>@mixin atSmall { font-size: 1.25rem; }</text:p>
      <text:p text:style-name="P38"/>
      <text:p text:style-name="P38">modify the <text:span text:style-name="T11">index.html </text:span>on line 32 give the image a class of large-hero </text:p>
      <text:p text:style-name="P38"/>
      <text:p text:style-name="P39">add <text:s/>a new line to <text:span text:style-name="T11">_large-hero.</text:span><text:span text:style-name="T15">css</text:span> on line 3 <text:span text:style-name="T30"><text:s text:c="2"/>border-bottom: 10px solid #2f5572;</text:span></text:p>
      <text:p text:style-name="P38"/>
      <text:p text:style-name="P40">add 3 new lines<text:span text:style-name="T29"> to </text:span><text:span text:style-name="T16">_large-hero.</text:span><text:span text:style-name="T11">css</text:span><text:span text:style-name="T17"> </text:span><text:s/><text:span text:style-name="T32">on line </text:span><text:span text:style-name="T11">5-7</text:span> <text:s/><text:span text:style-name="T31">&amp;__image { display: block; }</text:span></text:p>
      <text:p text:style-name="P38"/>
      <text:p text:style-name="P33">Now large hero block is compleet </text:p>
      <text:p text:style-name="P33"/>
      <text:p text:style-name="P33"/>
      <text:p text:style-name="P34">Fifth step </text:p>
      <text:p text:style-name="P34"/>
      <text:p text:style-name="P44">.creat new file in app/assets/styles/<text:span text:style-name="T27">modules</text:span> named <text:s/>_<text:span text:style-name="T33">page-section.css</text:span></text:p>
      <text:p text:style-name="P44"/>
      <text:p text:style-name="P50">in index.html our beginning on line 45 give a class of page-section </text:p>
      <text:p text:style-name="P50">and wrap it in a wrapper div </text:p>
      <text:p text:style-name="P54">add 3 new <text:s/>lines to _wrapper.css max-width: 1200px; margin-left: auto; margin-right: auto;</text:p>
      <text:p text:style-name="P46"/>
      <text:p text:style-name="P50">in index.html our features on <text:s/>line 58 give a class of page-section </text:p>
      <text:p text:style-name="P50">and a modify class page-section—blue</text:p>
      <text:p text:style-name="P50"/>
      <text:p text:style-name="P45">.</text:p>
      <text:p text:style-name="P47">Sixth step </text:p>
      <text:p text:style-name="P45"/>
      <text:p text:style-name="P45">.creat new file in app/assets/styles/<text:span text:style-name="T27">modules</text:span> named <text:s/>_<text:span text:style-name="T34">headline.css</text:span></text:p>
      <text:p text:style-name="P50"/>
      <text:p text:style-name="P51">modify index.html <text:s/>give it a class of headline 47 h2 / 48 h3 / 51 h2</text:p>
      <text:p text:style-name="P35"/>
      <text:p text:style-name="P35"/>
      <text:p text:style-name="P35"/>
      <text:p text:style-name="P35"/>
      <text:p text:style-name="P33"/>
      <text:p text:style-name="P24"/>
      <text:p text:style-name="P2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1" svg:font-family="'Tibetan Machine Un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PMincho" svg:font-family="IPAPMincho" style:font-family-generic="system" style:font-pitch="variable"/>
    <style:font-face style:name="TakaoPGothic" svg:font-family="TakaoPGothic" style:font-family-generic="system" style:font-pitch="variable"/>
    <style:font-face style:name="Tibetan Machine Uni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PMincho" style:font-size-asian="10.5pt" style:language-asian="ja" style:country-asian="JP" style:font-name-complex="Tibetan Machine Uni" style:font-size-complex="12pt" style:language-complex="bo" style:country-complex="C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IPAPMincho" style:font-size-asian="10.5pt" style:language-asian="ja" style:country-asian="JP" style:font-name-complex="Tibetan Machine Uni" style:font-size-complex="12pt" style:language-complex="bo" style:country-complex="C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ibetan Machine Uni" style:font-family-complex="'Tibetan Machine Un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ibetan Machine Uni1" style:font-family-complex="'Tibetan Machine Un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ibetan Machine Uni1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ibetan Machine Uni1" style:font-family-complex="'Tibetan Machine Un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1:29:18.833423239</meta:creation-date>
    <dc:date>2019-06-17T20:05:13.512878273</dc:date>
    <meta:editing-duration>PT2H5M27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4" meta:paragraph-count="74" meta:word-count="470" meta:character-count="3347" meta:non-whitespace-character-count="2637"/>
  </office:meta>
</office:document-meta>
</file>